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8f17" officeooo:paragraph-rsid="00198f17"/>
    </style:style>
    <style:style style:name="P2" style:family="paragraph" style:parent-style-name="Title">
      <style:text-properties officeooo:paragraph-rsid="00198f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mSEE_ws</text:p>
      <text:p text:style-name="Standard"/>
      <text:p text:style-name="P1"/>
      <text:p text:style-name="Standard">(ddd = documento de desarrollo).</text:p>
      <text:p text:style-name="P1">Ruben Chaer.</text:p>
      <text:p text:style-name="P1">Enero 2017.</text:p>
      <text:p text:style-name="P1"/>
      <text:p text:style-name="P1"/>
      <text:p text:style-name="P1">SimSEE_ws es un servidor de contenido HTTP, desarrollado para permitir que SimSEE se comunique con el usuario vía una interface web. </text:p>
      <text:p text:style-name="P1"/>
      <text:p text:style-name="P1">Para tener una instalación operativa debe copiar la carpeta ws con su contenido en c:\SimSEE\</text:p>
      <text:p text:style-name="P1"/>
      <text:p text:style-name="P1">Esa será la carpeta raíz del servidor HTTP.</text:p>
      <text:p text:style-name="P1"/>
      <text:p text:style-name="P1">Al ejecutar SimSEE_ws por primera vez Windows le puede solicitar autorizar que la aplicación habra el puerto 8081 que es por donde "escucha".</text:p>
      <text:p text:style-name="P1"/>
      <text:p text:style-name="P1">Cuando el servicio SimSEE_ws está ejecutándose puede acceder al mismo con su navegador web ejecutando: <text:a xlink:type="simple" xlink:href="http://localhost:8081/" text:style-name="Internet_20_link" text:visited-style-name="Visited_20_Internet_20_Link">http://localhost:8081/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37S</meta:editing-duration>
    <meta:editing-cycles>3</meta:editing-cycles>
    <meta:generator>LibreOffice/5.2.3.3$Windows_x86 LibreOffice_project/d54a8868f08a7b39642414cf2c8ef2f228f780cf</meta:generator>
    <dc:date>2017-01-07T18:59:18.515000000</dc:date>
    <meta:document-statistic meta:table-count="0" meta:image-count="0" meta:object-count="0" meta:page-count="1" meta:paragraph-count="9" meta:word-count="93" meta:character-count="599" meta:non-whitespace-character-count="514"/>
    <meta:user-defined meta:name="Info 1"/>
    <meta:user-defined meta:name="Info 2"/>
    <meta:user-defined meta:name="Info 3"/>
    <meta:user-defined meta:name="Info 4"/>
  </office:meta>
</office:document-meta>
</file>